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1" draw:text-style-name="P2" draw:layer="layout" svg:width="3.278cm" svg:height="3.128cm" svg:x="11.547cm" svg:y="9.009cm">
          <text:p text:style-name="P1"><text:span text:style-name="T1">YANG</text:span></text:p>
        </draw:ellipse>
        <draw:rect draw:style-name="gr2" draw:text-style-name="P2" draw:layer="layout" svg:width="5.368cm" svg:height="1.77cm" svg:x="16.326cm" svg:y="6.46cm">
          <text:p text:style-name="P1"><text:span text:style-name="T1">Server Code</text:span></text:p>
        </draw:rect>
        <draw:rect draw:style-name="gr2" draw:text-style-name="P2" draw:layer="layout" svg:width="5.368cm" svg:height="1.77cm" svg:x="16.429cm" svg:y="9.161cm">
          <text:p text:style-name="P1"><text:span text:style-name="T1">Client Code</text:span></text:p>
        </draw:rect>
        <draw:rect draw:style-name="gr2" draw:text-style-name="P2" draw:layer="layout" svg:width="5.368cm" svg:height="1.77cm" svg:x="4.052cm" svg:y="6.433cm">
          <text:p text:style-name="P1"><text:span text:style-name="T1">User Docs</text:span></text:p>
        </draw:rect>
        <draw:rect draw:style-name="gr2" draw:text-style-name="P2" draw:layer="layout" svg:width="5.368cm" svg:height="1.77cm" svg:x="4.155cm" svg:y="9.187cm">
          <text:p text:style-name="P1"><text:span text:style-name="T1">WEB Apps</text:span></text:p>
        </draw:rect>
        <draw:rect draw:style-name="gr2" draw:text-style-name="P2" draw:layer="layout" svg:width="5.368cm" svg:height="1.77cm" svg:x="16.533cm" svg:y="11.942cm">
          <text:p text:style-name="P1"><text:span text:style-name="T1">CLI Code</text:span></text:p>
        </draw:rect>
        <draw:rect draw:style-name="gr2" draw:text-style-name="P2" draw:layer="layout" svg:width="5.368cm" svg:height="1.77cm" svg:x="4.341cm" svg:y="12.269cm">
          <text:p text:style-name="P1"><text:span text:style-name="T1">Test Code</text:span></text:p>
        </draw:rect>
        <draw:line draw:style-name="gr3" draw:layer="layout" svg:x1="14.262cm" svg:y1="9.032cm" svg:x2="16.113cm" svg:y2="7.281cm">
          <text:p/>
        </draw:line>
        <draw:line draw:style-name="gr3" draw:layer="layout" svg:x1="14.614cm" svg:y1="11.736cm" svg:x2="16.313cm" svg:y2="13.061cm">
          <text:p/>
        </draw:line>
        <draw:line draw:style-name="gr3" draw:layer="layout" svg:x1="11.659cm" svg:y1="11.735cm" svg:x2="9.983cm" svg:y2="13.436cm">
          <text:p/>
        </draw:line>
        <draw:line draw:style-name="gr3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presentation:notes draw:style-name="dp2">
          <draw:page-thumbnail draw:style-name="gr4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1T13:56:49</meta:creation-date>
    <meta:editing-duration>PT48H10M39S</meta:editing-duration>
    <meta:editing-cycles>5</meta:editing-cycles>
    <dc:date>2010-03-27T10:52:47</dc:date>
    <meta:generator>OpenOffice.org/3.1$Unix OpenOffice.org_project/310m19$Build-9420</meta:generator>
    <dc:creator>Andy Bierman</dc:cre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